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333333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polygon draw:style-name="gr1" draw:text-style-name="P1" draw:layer="layout" svg:width="3.5cm" svg:height="5cm" svg:x="1.5cm" svg:y="13.5cm" svg:viewBox="0 0 3501 5001" draw:points="0,1500 1500,0 3500,500 3500,4000 1000,5000 0,4000 0,1500 0,1000">
          <text:p/>
        </draw:polygon>
        <draw:ellipse draw:style-name="gr2" draw:text-style-name="P1" draw:layer="layout" svg:width="1cm" svg:height="1.5cm" svg:x="2.5cm" svg:y="15cm">
          <text:p/>
        </draw:ellipse>
        <draw:polygon draw:style-name="gr3" draw:text-style-name="P1" draw:layer="layout" svg:width="8.5cm" svg:height="12cm" svg:x="8cm" svg:y="2.5cm" svg:viewBox="0 0 8501 12001" draw:points="5410,0 0,12000 8500,1714 5410,0 4636,1714">
          <text:p/>
        </draw:polygon>
        <draw:polygon draw:style-name="gr1" draw:text-style-name="P1" draw:layer="layout" svg:width="2cm" svg:height="6cm" svg:x="11.5cm" svg:y="12cm" svg:viewBox="0 0 2001 6001" draw:points="0,1800 857,0 2000,600 2000,4800 571,6000 0,4800 0,1800 0,1200">
          <text:p/>
        </draw:polygon>
        <draw:ellipse draw:style-name="gr2" draw:text-style-name="P1" draw:layer="layout" svg:width="0.572cm" svg:height="1.8cm" svg:x="12.071cm" svg:y="13.8cm">
          <text:p/>
        </draw:ellipse>
        <draw:polygon draw:style-name="gr1" draw:text-style-name="P1" draw:layer="layout" svg:width="5cm" svg:height="4.5cm" svg:x="4cm" svg:y="6cm" svg:viewBox="0 0 5001 4501" draw:points="0,1350 2142,0 5000,450 5000,3600 1427,4500 0,3600 0,1350 0,900">
          <text:p/>
        </draw:polygon>
        <draw:ellipse draw:style-name="gr2" draw:text-style-name="P1" draw:layer="layout" svg:width="1.43cm" svg:height="1.35cm" svg:x="5.427cm" svg:y="7.35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HG 明朝L Sun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PゴシックB Sun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2.3cm" fo:margin-bottom="11.064cm" fo:margin-left="0.863cm" fo:margin-right="3.003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initial-creator>ikeda</meta:initial-creator>
    <meta:creation-date>2006-12-30T00:30:31</meta:creation-date>
    <dc:creator>ikeda</dc:creator>
    <dc:date>2006-12-30T00:55:18</dc:date>
    <dc:language>en-US</dc:language>
    <meta:editing-cycles>2</meta:editing-cycles>
    <meta:editing-duration>PT24M52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